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asian="Comic Sans MS" style:font-name-complex="Comic Sans MS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5" style:family="paragraph" style:parent-style-name="Standard">
      <style:text-properties style:font-name="Comic Sans MS" fo:font-size="11pt" fo:font-weight="bold" style:font-size-asian="11pt" style:font-weight-asian="bold" style:font-name-complex="Comic Sans MS" style:font-size-complex="11pt" style:font-weight-complex="bold"/>
    </style:style>
    <style:style style:name="P6" style:family="paragraph" style:parent-style-name="Standard">
      <style:text-properties style:font-name="Comic Sans MS" fo:font-size="11pt" style:font-size-asian="11pt" style:font-name-complex="Comic Sans MS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9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fo:font-size="11pt" style:font-size-asian="11pt" style:font-name-complex="Comic Sans MS" style:font-size-complex="11pt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style:font-name-complex="Comic Sans MS"/>
    </style:style>
    <style:style style:name="T4" style:family="text">
      <style:text-properties style:font-name="Comic Sans MS" style:font-name-asian="Comic Sans MS" style:font-name-complex="Comic Sans MS"/>
    </style:style>
    <style:style style:name="T5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6" style:family="text">
      <style:text-properties style:font-name="Comic Sans MS" fo:font-size="11pt" fo:font-weight="bold" style:font-size-asian="11pt" style:font-weight-asian="bold" style:font-name-complex="Comic Sans MS" style:font-size-complex="11pt"/>
    </style:style>
    <style:style style:name="T7" style:family="text">
      <style:text-properties style:font-name="Comic Sans MS" fo:font-size="11pt" fo:font-weight="bold" style:font-size-asian="11pt" style:font-weight-asian="bold" style:font-name-complex="Comic Sans MS" style:font-size-complex="11pt" style:font-weight-complex="bold"/>
    </style:style>
    <style:style style:name="T8" style:family="text">
      <style:text-properties style:font-name="Comic Sans MS" fo:font-size="11pt" style:font-size-asian="11pt" style:font-name-complex="Comic Sans MS" style:font-size-complex="11pt"/>
    </style:style>
    <style:style style:name="T9" style:family="text">
      <style:text-properties style:font-name="Comic Sans MS" fo:font-size="11pt" fo:language="en" fo:country="US" fo:font-weight="bold" style:font-size-asian="11pt" style:font-weight-asian="bold" style:font-name-complex="Comic Sans MS" style:font-size-complex="11pt" style:font-weight-complex="bold"/>
    </style:style>
    <style:style style:name="T10" style:family="text">
      <style:text-properties style:font-name-asian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ΑΙΤΗΣΗ<text:tab/><text:tab/><text:tab/><text:tab/><text:tab/></text:span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Οργανική Θέση……………………………………………………..</text:p>
      <text:p text:style-name="P2">…………………………………………………………………………………</text:p>
      <text:p text:style-name="P3">Θέση που υπηρετώ……………………………………………….</text:p>
      <text:p text:style-name="Standard"><text:span text:style-name="T4">…………………………………………………………………………………</text:span></text:p>
      <text:p text:style-name="P3">Δ/νση κατοικίας……………………………………………………</text:p>
      <text:p text:style-name="P2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10">………………………………………………………………………………</text:span>..</text:p>
      <text:p text:style-name="P3"/>
      <text:p text:style-name="P3"/>
      <text:p text:style-name="P3"/>
      <text:p text:style-name="Standard"><text:span text:style-name="T3">ΘΕΜΑ: Χορήγηση </text:span><text:span text:style-name="T5">ειδικής</text:span><text:span text:style-name="T3"> άδειας</text:span></text:p>
      <text:p text:style-name="P3"/>
      <text:p text:style-name="P3"/>
      <text:p text:style-name="P3"/>
      <text:p text:style-name="P3">1.Χορηγηθείσα ειδική άδεια τρέχοντος ημερολογιακού έτους:</text:p>
      <text:p text:style-name="Standard"><text:span text:style-name="T4">…………………………………………………………………</text:span><text:span text:style-name="T3">ημέρ……..</text:span></text:p>
      <text:p text:style-name="P3">λόγω………………………………………………………………………</text:p>
      <text:p text:style-name="P3"/>
      <text:p text:style-name="P3"><text:soft-page-break/></text:p>
      <text:p text:style-name="P3">Ημερομηνία:…………………………………………..</text:p>
      <text:p text:style-name="P8"><text:span text:style-name="T10">………… </text:span>Αιτ……………………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ΠΡΟΣ</text:p>
      <text:p text:style-name="P3"/>
      <text:p text:style-name="P3"><text:soft-page-break/>Την Διεύθυνση <text:s/>Δ.Ε. Ν. Ηρακλείου.</text:p>
      <text:p text:style-name="P3">(Δια του κ. Δ/ντή του………………………………………….</text:p>
      <text:p text:style-name="P3"><text:span text:style-name="T10">………………………………………………………………………………</text:span>.)</text:p>
      <text:p text:style-name="P3"/>
      <text:p text:style-name="P7"><text:span text:style-name="T3">Παρακαλώ να μου χορηγήσετε </text:span><text:span text:style-name="T5">ειδική</text:span><text:span text:style-name="T2"> </text:span><text:span text:style-name="T3">άδεια βάσει του άρθρου 50 του Ν.3528/9-02-2007 επιπλέον Παρ 1 του άρθρου 51 Ν. 4075/2012</text:span></text:p>
      <text:p text:style-name="P4"><text:span text:style-name="T10">……………………</text:span>ημερ…………από…………………………………. μέχρι……………………………..λόγω:</text:p>
      <text:p text:style-name="P4"/>
      <text:p text:style-name="P5">α) γάμου</text:p>
      <text:p text:style-name="P6">Μαζί υποβάλλω και αντίγραφο ληξιαρχικής πράξης γάμου ή πιστοποιητικό τέλεσης γάμου Ιερής Μητρόπολης.</text:p>
      <text:p text:style-name="P6"/>
      <text:p text:style-name="Standard"><text:span text:style-name="T8">β) </text:span><text:span text:style-name="T7">θανάτου</text:span><text:span text:style-name="T8"> συζύγου. γονιών,τέκνων, αδέλφια, εγγόνια και οι πάπποι εξ αίματος και οι εξ αγχιστείας΄ βαθμού:……………………………………………………………</text:span></text:p>
      <text:p text:style-name="P6">(αναφέρετε τη σχέση συγγένειας)</text:p>
      <text:p text:style-name="P6"/>
      <text:p text:style-name="P5">γ) συμμετοχής σε δίκη.</text:p>
      <text:p text:style-name="P6">Μαζί υποβάλλω και βεβαίωση δικαστηρίου.</text:p>
      <text:p text:style-name="P6"/>
      <text:p text:style-name="Standard"><text:span text:style-name="T7">ε) ίδιος ή συζύγου ή τέκνου που χρήζει περιοδικής</text:span><text:span text:style-name="T8"> </text:span><text:span text:style-name="T7">νοσηλείας</text:span><text:span text:style-name="T8"> ή χρειάζεται τακτικές μεταγγίσεις αίματος.</text:span></text:p>
      <text:p text:style-name="P6">Μαζί υποβάλλω και γνωμάτευση πρωτοβάθμιας υγειονομικής επιτροπής.</text:p>
      <text:p text:style-name="P6"/>
      <text:p text:style-name="Standard"><text:span text:style-name="T6">στ)</text:span><text:span text:style-name="T7"> τέκνου με βαριά νοητική στέρηση ή σύνδρομο </text:span><text:span text:style-name="T9">Down</text:span><text:span text:style-name="T7">.</text:span></text:p>
      <text:p text:style-name="P6">Μαζί υποβάλλω και γνωμάτευση δημοσίου Ιατροπαιδαγωγικού κέντρου ή παιδοψυχιατρικού τμήματος δημοσίου νοσοκομείου.</text:p>
      <text:p text:style-name="P6"/>
      <text:p text:style-name="Standard"><text:span text:style-name="T6">ζ)</text:span><text:span text:style-name="T8"> </text:span><text:span text:style-name="T7">υπάλληλοι με ποσοστό αναπηρίας 50% </text:span><text:span text:style-name="T8">και </text:span><text:span text:style-name="T7">άνω(6 ημέρες επιπλέον κανονική άδεια)</text:span></text:p>
      <text:p text:style-name="P6">Μαζί υποβάλλω και γνωμάτευση πρωτοβάθμιας υγειονομικής επιτροπής.</text:p>
      <text:p text:style-name="P6"/>
      <text:p text:style-name="Standard"><text:span text:style-name="T3">θ</text:span><text:span text:style-name="T7">) Γέννηση Τέκνου (στον πατέρα υπάλληλο)</text:span><text:span text:style-name="T3"> </text:span><text:span text:style-name="T8">Μαζί υποβάλλω και ληξιαρχική πράξη γέννησης</text:span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1g2</dc:creator>
    <dc:date>2016-10-13T08:10:00</dc:date>
    <meta:print-date>2016-10-13T08:09:00</meta:print-date>
    <meta:editing-cycles>6</meta:editing-cycles>
    <meta:editing-duration>PT11M</meta:editing-duration>
    <meta:document-statistic meta:table-count="0" meta:image-count="0" meta:object-count="0" meta:page-count="4" meta:paragraph-count="38" meta:word-count="184" meta:character-count="1771" meta:non-whitespace-character-count="1619"/>
    <meta:generator>LibreOffice/5.2.7.2$Linux_X86_64 LibreOffice_project/20m0$Build-2</meta:generator>
  </office:meta>
</office:document-meta>
</file>